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5ac5d7" officeooo:paragraph-rsid="005ac5d7"/>
    </style:style>
    <style:style style:name="P2" style:family="paragraph" style:parent-style-name="Standard">
      <style:text-properties officeooo:rsid="005ac5d7" officeooo:paragraph-rsid="005d8fec"/>
    </style:style>
    <style:style style:name="P3" style:family="paragraph" style:parent-style-name="Standard">
      <style:text-properties officeooo:rsid="005ac5d7" officeooo:paragraph-rsid="005f6d7a"/>
    </style:style>
    <style:style style:name="P4" style:family="paragraph" style:parent-style-name="Standard">
      <style:text-properties officeooo:rsid="005ac5d7" officeooo:paragraph-rsid="0065af0d"/>
    </style:style>
    <style:style style:name="P5" style:family="paragraph" style:parent-style-name="Standard">
      <style:text-properties officeooo:paragraph-rsid="005d8fec"/>
    </style:style>
    <style:style style:name="P6" style:family="paragraph" style:parent-style-name="Standard">
      <style:text-properties officeooo:paragraph-rsid="005f6d7a"/>
    </style:style>
    <style:style style:name="P7" style:family="paragraph" style:parent-style-name="Standard">
      <style:text-properties officeooo:paragraph-rsid="006137bf"/>
    </style:style>
    <style:style style:name="P8" style:family="paragraph" style:parent-style-name="Standard">
      <style:text-properties officeooo:paragraph-rsid="0065af0d"/>
    </style:style>
    <style:style style:name="P9" style:family="paragraph" style:parent-style-name="Standard">
      <style:text-properties officeooo:paragraph-rsid="0069309c"/>
    </style:style>
    <style:style style:name="P10" style:family="paragraph" style:parent-style-name="Standard">
      <style:text-properties officeooo:rsid="006cf32c" officeooo:paragraph-rsid="006cf32c"/>
    </style:style>
    <style:style style:name="P11" style:family="paragraph" style:parent-style-name="Standard">
      <style:text-properties fo:font-weight="bold" officeooo:rsid="005cba09" officeooo:paragraph-rsid="0065af0d" style:font-weight-asian="bold" style:font-weight-complex="bold"/>
    </style:style>
    <style:style style:name="P12" style:family="paragraph" style:parent-style-name="Standard">
      <style:text-properties officeooo:rsid="005ac5d7" officeooo:paragraph-rsid="00736eef"/>
    </style:style>
    <style:style style:name="P13" style:family="paragraph" style:parent-style-name="Standard">
      <style:text-properties officeooo:paragraph-rsid="00736eef"/>
    </style:style>
    <style:style style:name="P14" style:family="paragraph" style:parent-style-name="Standard">
      <style:text-properties officeooo:rsid="005d8fec" officeooo:paragraph-rsid="00736eef"/>
    </style:style>
    <style:style style:name="P15" style:family="paragraph" style:parent-style-name="Standard">
      <style:text-properties officeooo:rsid="00736eef" officeooo:paragraph-rsid="00736eef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5d7" style:font-weight-asian="bold" style:font-weight-complex="bold"/>
    </style:style>
    <style:style style:name="T3" style:family="text">
      <style:text-properties fo:font-weight="bold" officeooo:rsid="005d8fec" style:font-weight-asian="bold" style:font-weight-complex="bold"/>
    </style:style>
    <style:style style:name="T4" style:family="text">
      <style:text-properties fo:font-weight="bold" officeooo:rsid="005f6d7a" style:font-weight-asian="bold" style:font-weight-complex="bold"/>
    </style:style>
    <style:style style:name="T5" style:family="text">
      <style:text-properties fo:font-weight="bold" officeooo:rsid="006137bf" style:font-weight-asian="bold" style:font-weight-complex="bold"/>
    </style:style>
    <style:style style:name="T6" style:family="text">
      <style:text-properties fo:font-weight="bold" officeooo:rsid="0065af0d" style:font-weight-asian="bold" style:font-weight-complex="bold"/>
    </style:style>
    <style:style style:name="T7" style:family="text">
      <style:text-properties fo:font-weight="bold" officeooo:rsid="0065d72e" style:font-weight-asian="bold" style:font-weight-complex="bold"/>
    </style:style>
    <style:style style:name="T8" style:family="text">
      <style:text-properties fo:font-weight="bold" officeooo:rsid="0068a0b7" style:font-weight-asian="bold" style:font-weight-complex="bold"/>
    </style:style>
    <style:style style:name="T9" style:family="text">
      <style:text-properties fo:font-weight="bold" officeooo:rsid="0069309c" style:font-weight-asian="bold" style:font-weight-complex="bold"/>
    </style:style>
    <style:style style:name="T10" style:family="text">
      <style:text-properties fo:font-weight="bold" officeooo:rsid="006ecf24" style:font-weight-asian="bold" style:font-weight-complex="bold"/>
    </style:style>
    <style:style style:name="T11" style:family="text">
      <style:text-properties fo:font-weight="bold" officeooo:rsid="0070fc53" style:font-weight-asian="bold" style:font-weight-complex="bold"/>
    </style:style>
    <style:style style:name="T12" style:family="text">
      <style:text-properties fo:font-weight="bold" officeooo:rsid="00736eef" style:font-weight-asian="bold" style:font-weight-complex="bold"/>
    </style:style>
    <style:style style:name="T13" style:family="text">
      <style:text-properties fo:font-weight="bold" officeooo:rsid="00741dfa" style:font-weight-asian="bold" style:font-weight-complex="bold"/>
    </style:style>
    <style:style style:name="T14" style:family="text">
      <style:text-properties officeooo:rsid="00742dbf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) view.print_</text:span><text:span text:style-name="T2">votes</text:span><text:span text:style-name="T1">()</text:span></text:p>
      <text:p text:style-name="Standard"/>
      <text:p text:style-name="P1"><office:annotation><dc:creator>Auteur inconnu</dc:creator><dc:date>2020-11-12T11:29:34</dc:date><text:p text:style-name="P16"><text:span text:style-name="T15">do text</text:span></text:p><text:p text:style-name="P16"><text:span text:style-name="T15">from xhtml(view.print_votes())</text:span></text:p></office:annotation>votes</text:p>
      <text:p text:style-name="Standard"/>
      <text:p text:style-name="P8"><text:span text:style-name="T6">2</text:span><text:span text:style-name="T1">) view.print_</text:span><text:span text:style-name="T2">votes</text:span><text:span text:style-name="T1">(</text:span><text:span text:style-name="T6">vote_label_pattern=u""</text:span><text:span text:style-name="T1">)</text:span></text:p>
      <text:p text:style-name="P10">Ne pas afficher le label</text:p>
      <text:p text:style-name="P4"><office:annotation><dc:creator>Auteur inconnu</dc:creator><dc:date>2020-11-12T11:29:34</dc:date><text:p text:style-name="P16"><text:span text:style-name="T15">do text</text:span></text:p><text:p><text:span text:style-name="T15">from xhtml(view.print_votes(vote_label_pattern=u""))</text:span></text:p></office:annotation>votes</text:p>
      <text:p text:style-name="P8"/>
      <text:p text:style-name="P11"/>
      <text:p text:style-name="P9"><text:span text:style-name="T8">3</text:span><text:span text:style-name="T1">) </text:span><text:span text:style-name="T9">helper.print_votes(main_pattern=u"{0}", separator=u"", last_separator="", single_vote_value=u"1", used_patterns="counts")</text:span></text:p>
      <text:p text:style-name="P5"/>
      <text:p text:style-name="P2"><office:annotation><dc:creator>Auteur inconnu</dc:creator><dc:date>2020-11-12T11:29:34</dc:date><text:p text:style-name="P16"><text:span text:style-name="T15">do text</text:span></text:p><text:p><text:span text:style-name="T15">from xhtml(view.print_votes(main_pattern=u"{0}", separator=u"", last_separator="", single_vote_value=u"1", used_patterns="counts"))</text:span></text:p></office:annotation>votes</text:p>
      <text:p text:style-name="P5"/>
      <text:p text:style-name="P7"><text:span text:style-name="T8">4</text:span><text:span text:style-name="T1">) </text:span><text:span text:style-name="T5">helper.print_votes(main_pattern=u"{0}", separator=u"", last_separator=u"", single_vote_value=u"1", used_patterns="counts", include_voters=True, include_hp=False, </text:span><text:span text:style-name="T10">include_person_title=False</text:span><text:span text:style-name="T5">)</text:span></text:p>
      <text:p text:style-name="P6"/>
      <text:p text:style-name="P3"><office:annotation><dc:creator>Auteur inconnu</dc:creator><dc:date>2020-11-12T11:29:34</dc:date><text:p text:style-name="P16"><text:span text:style-name="T15">do text</text:span></text:p><text:p><text:span text:style-name="T15">from xhtml(view.print_votes(main_pattern=u"{0}", separator=u"", last_separator=u"", single_vote_value=u"1", used_patterns="counts", include_voters=True, include_hp=False, include_person_title=False))</text:span></text:p></office:annotation>votes</text:p>
      <text:p text:style-name="P6"/>
      <text:p text:style-name="P6"><text:span text:style-name="T8">5</text:span><text:span text:style-name="T1">) </text:span><text:span text:style-name="T3">helper.print_votes(</text:span><text:span text:style-name="T4">main_pattern=u"{0}", separator=u"", last_separator=u"", single_vote_value=u"1", used_patterns="counts_</text:span><text:span text:style-name="T7">persons</text:span><text:span text:style-name="T4">", include_voters=True, include_hp=</text:span><text:span text:style-name="T11">True</text:span><text:span text:style-name="T4">, voter_pattern=u"&lt;p&gt;{0}&lt;/p&gt;", voters_pattern=u"{0}", voter_separator=u""</text:span><text:span text:style-name="T3">)</text:span></text:p>
      <text:p text:style-name="P6"/>
      <text:p text:style-name="P3"><office:annotation><dc:creator>Auteur inconnu</dc:creator><dc:date>2020-11-12T11:29:34</dc:date><text:p text:style-name="P16"><text:span text:style-name="T15">do text</text:span></text:p><text:p><text:span text:style-name="T15">from xhtml(view.print_votes(main_pattern=u"{0}", separator=u"", last_separator=u"", single_vote_value=u"1", used_patterns="counts_persons", include_voters=True, include_hp=True, voter_pattern=u"&lt;p&gt;{0}&lt;/p&gt;", voters_pattern=u"{0}", voter_separator=u""))</text:span></text:p></office:annotation>votes</text:p>
      <text:p text:style-name="P6"/>
      <text:p text:style-name="P13"><text:span text:style-name="T13">6</text:span><text:span text:style-name="T1">) </text:span><text:span text:style-name="T3">helper.print_votes(</text:span><text:span text:style-name="T12">all_yes_render=</text:span><text:span text:style-name="T13">u</text:span><text:span text:style-name="T12">""</text:span><text:span text:style-name="T3">)</text:span></text:p>
      <text:p text:style-name="P15">Ne pas afficher « À l’unanimité, » <text:span text:style-name="T14">dans le cas où tous les votes sont « Pour »</text:span></text:p>
      <text:p text:style-name="P12"><office:annotation><dc:creator>Auteur inconnu</dc:creator><dc:date>2020-11-12T11:29:34</dc:date><text:p text:style-name="P16"><text:span text:style-name="T15">do text</text:span></text:p><text:p><text:span text:style-name="T15">from xhtml(view.print_votes(all_yes_render=u""))</text:span></text:p></office:annotation>votes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1:29:28.724463369</meta:creation-date>
    <meta:editing-duration>PT1H49M25S</meta:editing-duration>
    <meta:editing-cycles>27</meta:editing-cycles>
    <meta:generator>LibreOffice/5.1.6.2$Linux_X86_64 LibreOffice_project/10m0$Build-2</meta:generator>
    <dc:date>2020-11-12T16:30:18.060023668</dc:date>
    <meta:document-statistic meta:table-count="0" meta:image-count="0" meta:object-count="0" meta:page-count="1" meta:paragraph-count="14" meta:word-count="61" meta:character-count="797" meta:non-whitespace-character-count="750"/>
  </office:meta>
</office:document-meta>
</file>